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iandra GD" svg:font-family="'Maiandra GD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3"/>
    <style:style style:name="P3" style:family="paragraph" style:parent-style-name="List_20_Paragraph" style:list-style-name="WWNum1"/>
    <style:style style:name="P4" style:family="paragraph" style:parent-style-name="List_20_Paragraph" style:list-style-name="WWNum2">
      <style:text-properties officeooo:rsid="0015c392" officeooo:paragraph-rsid="0015c392"/>
    </style:style>
    <style:style style:name="P5" style:family="paragraph" style:parent-style-name="List_20_Paragraph" style:list-style-name="WWNum3">
      <style:text-properties officeooo:rsid="0015c392" officeooo:paragraph-rsid="0015c392"/>
    </style:style>
    <style:style style:name="P6" style:family="paragraph" style:parent-style-name="List_20_Paragraph" style:list-style-name="WWNum1">
      <style:text-properties officeooo:rsid="0015c392" officeooo:paragraph-rsid="0015c392"/>
    </style:style>
    <style:style style:name="P7" style:family="paragraph" style:parent-style-name="List_20_Paragraph">
      <style:paragraph-properties fo:margin-left="0in" fo:margin-right="0in" fo:text-indent="0in" style:auto-text-indent="false"/>
    </style:style>
    <style:style style:name="P8" style:family="paragraph" style:parent-style-name="Standard">
      <style:text-properties style:font-name="Maiandra GD"/>
    </style:style>
    <style:style style:name="P9" style:family="paragraph" style:parent-style-name="Standard">
      <style:text-properties officeooo:rsid="0015c392" officeooo:paragraph-rsid="0015c392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paragraph-rsid="001700d3"/>
    </style:style>
    <style:style style:name="P12" style:family="paragraph" style:parent-style-name="Standard" style:list-style-name="L1" style:master-page-name="">
      <loext:graphic-properties draw:fill="none"/>
      <style:paragraph-properties fo:margin-left="0.3118in" fo:margin-right="0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1700d3"/>
    </style:style>
    <style:style style:name="P13" style:family="paragraph" style:parent-style-name="Standard" style:list-style-name="L1">
      <loext:graphic-properties draw:fill="none"/>
      <style:paragraph-properties fo:margin-left="0.3118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officeooo:rsid="001700d3" officeooo:paragraph-rsid="001700d3"/>
    </style:style>
    <style:style style:name="P14" style:family="paragraph" style:parent-style-name="Standard">
      <loext:graphic-properties draw:fill="none"/>
      <style:paragraph-properties fo:margin-left="0.3118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officeooo:rsid="001700d3" officeooo:paragraph-rsid="001700d3"/>
    </style:style>
    <style:style style:name="P15" style:family="paragraph" style:parent-style-name="Standard">
      <loext:graphic-properties draw:fill="none"/>
      <style:paragraph-properties fo:margin-left="0.3118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fo:font-weight="bold" officeooo:rsid="001700d3" officeooo:paragraph-rsid="001700d3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.3118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fo:font-weight="bold" officeooo:rsid="001700d3" officeooo:paragraph-rsid="00187aed" style:font-weight-asian="bold" style:font-weight-complex="bold"/>
    </style:style>
    <style:style style:name="P17" style:family="paragraph" style:parent-style-name="Standard" style:list-style-name="L2">
      <loext:graphic-properties draw:fill="none"/>
      <style:paragraph-properties fo:margin-left="0.3118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fo:font-weight="normal" officeooo:rsid="001700d3" officeooo:paragraph-rsid="001700d3" style:font-weight-asian="normal" style:font-weight-complex="normal"/>
    </style:style>
    <style:style style:name="P18" style:family="paragraph" style:parent-style-name="Standard" style:list-style-name="L2">
      <loext:graphic-properties draw:fill="none"/>
      <style:paragraph-properties fo:margin-left="0.3118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fo:font-weight="normal" officeooo:rsid="001700d3" officeooo:paragraph-rsid="00187aed" style:font-weight-asian="normal" style:font-weight-complex="normal"/>
    </style:style>
    <style:style style:name="P19" style:family="paragraph" style:parent-style-name="Standard" style:list-style-name="L2">
      <loext:graphic-properties draw:fill="none"/>
      <style:paragraph-properties fo:margin-left="0.3118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fo:font-weight="normal" officeooo:rsid="00187aed" officeooo:paragraph-rsid="00187aed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.3118in" fo:margin-right="0in" fo:margin-top="0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fo:font-weight="normal" officeooo:rsid="00187aed" officeooo:paragraph-rsid="00187aed" style:font-weight-asian="normal" style:font-weight-complex="normal"/>
    </style:style>
    <style:style style:name="T1" style:family="text">
      <style:text-properties style:font-name="Maiandra GD"/>
    </style:style>
    <style:style style:name="T2" style:family="text">
      <style:text-properties style:font-name="Maiandra GD" fo:font-weight="bold" style:font-weight-asian="bold"/>
    </style:style>
    <style:style style:name="T3" style:family="text">
      <style:text-properties style:font-name="Maiandra GD" fo:font-weight="bold" officeooo:rsid="0015c392" style:font-weight-asian="bold"/>
    </style:style>
    <style:style style:name="T4" style:family="text">
      <style:text-properties style:font-name="Maiandra GD" fo:font-weight="bold" officeooo:rsid="001700d3" style:font-weight-asian="bold"/>
    </style:style>
    <style:style style:name="T5" style:family="text">
      <style:text-properties style:font-name="Maiandra GD" fo:font-weight="bold" officeooo:rsid="001700d3" style:font-weight-asian="bold" style:font-weight-complex="normal"/>
    </style:style>
    <style:style style:name="T6" style:family="text">
      <style:text-properties style:font-name="Maiandra GD" fo:font-weight="bold" officeooo:rsid="0019cba9" style:font-weight-asian="bold"/>
    </style:style>
    <style:style style:name="T7" style:family="text">
      <style:text-properties style:font-name="Maiandra GD" officeooo:rsid="0015c392"/>
    </style:style>
    <style:style style:name="T8" style:family="text">
      <style:text-properties style:font-name="Maiandra GD" fo:font-weight="normal" style:font-weight-asian="normal" style:font-weight-complex="normal"/>
    </style:style>
    <style:style style:name="T9" style:family="text">
      <style:text-properties style:font-name="Maiandra GD" fo:font-weight="normal" officeooo:rsid="001700d3" style:font-weight-asian="normal" style:font-weight-complex="normal"/>
    </style:style>
    <style:style style:name="T10" style:family="text">
      <style:text-properties style:font-name="Maiandra GD" officeooo:rsid="00187a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Starting Boomer app </text:span><text:span text:style-name="T6">(Login and Sign up)</text:span><text:span text:style-name="T2">: </text:span></text:p>
      <text:p text:style-name="P9"><text:span text:style-name="T1">Download and install Boomer app from google playstore.</text:span></text:p>
      <text:p text:style-name="P8"/>
      <text:p text:style-name="Standard"><text:span text:style-name="T2">Environment:</text:span></text:p>
      <text:p text:style-name="P9"><text:span text:style-name="T1">Android OS</text:span></text:p>
      <text:p text:style-name="P8"/>
      <text:p text:style-name="Standard"><text:span text:style-name="T2">Pre-condition:</text:span></text:p>
      <text:list xml:id="list2112015112" text:style-name="WWNum2">
        <text:list-item>
          <text:p text:style-name="P1"><text:span text:style-name="T1">You </text:span><text:span text:style-name="T7">need to have and android OS mobile phone</text:span></text:p>
        </text:list-item>
        <text:list-item>
          <text:p text:style-name="P4"><text:span text:style-name="T1">Ensure you android version is upto date.</text:span></text:p>
        </text:list-item>
        <text:list-item>
          <text:p text:style-name="P4"><text:span text:style-name="T1">Ensure to be on internet while using this application.</text:span></text:p>
        </text:list-item>
      </text:list>
      <text:p text:style-name="Standard"><text:span text:style-name="T3">Login Steps</text:span><text:span text:style-name="T2">:</text:span></text:p>
      <text:list xml:id="list1593842419" text:style-name="WWNum3">
        <text:list-item>
          <text:p text:style-name="P5"><text:span text:style-name="T1">Click on the downloaded Boomer app from your mobile phone.</text:span></text:p>
        </text:list-item>
        <text:list-item>
          <text:p text:style-name="P5"><text:span text:style-name="T1">The splash appears and loads up the login page as the first page.</text:span></text:p>
        </text:list-item>
        <text:list-item>
          <text:p text:style-name="P5"><text:span text:style-name="T1">An input field for username is provided and requires the user to add there username correctly</text:span></text:p>
        </text:list-item>
        <text:list-item>
          <text:p text:style-name="P5"><text:span text:style-name="T1">Add the correct password on the password field.</text:span></text:p>
        </text:list-item>
        <text:list-item>
          <text:p text:style-name="P5"><text:span text:style-name="T1">Click on the login button to proceed.</text:span></text:p>
          <text:p text:style-name="P2"><text:span text:style-name="T1"/></text:p>
        </text:list-item>
      </text:list>
      <text:p text:style-name="Standard"><text:span text:style-name="T2">Expected:</text:span></text:p>
      <text:list xml:id="list3853377690" text:style-name="WWNum1">
        <text:list-item>
          <text:p text:style-name="P6"><text:span text:style-name="T1">The Username should be correct as the name used while registering.</text:span></text:p>
        </text:list-item>
        <text:list-item>
          <text:p text:style-name="P6"><text:span text:style-name="T1">The password should be atleast 6 characters long with a combination of both uppercase, lowercase and numericals.</text:span></text:p>
        </text:list-item>
        <text:list-item>
          <text:p text:style-name="P6"><text:span text:style-name="T1">Login Click should be once </text:span></text:p>
        </text:list-item>
        <text:list-item>
          <text:p text:style-name="P3"><text:span text:style-name="T1">Steps 6 through 12, a new branch should be created and it should be </text:span></text:p>
        </text:list-item>
      </text:list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p text:style-name="P7"/>
      <text:p text:style-name="P11"><text:span text:style-name="T4">Sign up</text:span><text:span text:style-name="T3"> Steps</text:span><text:span text:style-name="T2">:</text:span></text:p>
      <text:list xml:id="list1803450020" text:style-name="L1">
        <text:list-item>
          <text:p text:style-name="P12"><text:span text:style-name="T9">While still on the login page, click on the link “new user, sign up”</text:span><text:span text:style-name="T5"> </text:span><text:span text:style-name="T9">to proceed <text:tab/>to the sign up page.</text:span></text:p>
        </text:list-item>
        <text:list-item>
          <text:p text:style-name="P13"><text:span text:style-name="T8">Enter your correct email address on the input field provide and click next.</text:span></text:p>
        </text:list-item>
        <text:list-item>
          <text:p text:style-name="P13"><text:span text:style-name="T8">Set up a correct password that is 8 – character long and confirm the <text:tab/>password.</text:span></text:p>
        </text:list-item>
        <text:list-item>
          <text:p text:style-name="P13"><text:span text:style-name="T8">Click on the sign up button to proceed.</text:span></text:p>
        </text:list-item>
      </text:list>
      <text:p text:style-name="P14"><text:span text:style-name="T8"/></text:p>
      <text:p text:style-name="P15"><text:span text:style-name="T1">Alternatively</text:span><text:span text:style-name="T10">(Sign up with google)</text:span><text:span text:style-name="T1">:</text:span></text:p>
      <text:list xml:id="list60381503" text:style-name="L2">
        <text:list-item>
          <text:p text:style-name="P17"><text:span text:style-name="T1">Click on the sign up with google button.</text:span></text:p>
        </text:list-item>
        <text:list-item>
          <text:p text:style-name="P19"><text:span text:style-name="T1">Select the preffered gmail account to use for sign up.</text:span></text:p>
        </text:list-item>
        <text:list-item>
          <text:p text:style-name="P19"><text:span text:style-name="T1">Enter the password the specified gmail account.</text:span></text:p>
        </text:list-item>
        <text:list-item>
          <text:p text:style-name="P19"><text:span text:style-name="T1">Click on finish button to sign up</text:span></text:p>
        </text:list-item>
      </text:list>
      <text:p text:style-name="P20"><text:span text:style-name="T1"/></text:p>
      <text:p text:style-name="P16"><text:span text:style-name="T1">Alternatively</text:span><text:span text:style-name="T10">(Sign up with facebook)</text:span><text:span text:style-name="T1">:</text:span></text:p>
      <text:list xml:id="list103256278298740" text:continue-numbering="true" text:style-name="L2">
        <text:list-item>
          <text:p text:style-name="P18"><text:span text:style-name="T1">Click on the sign up with </text:span><text:span text:style-name="T10">facebook</text:span><text:span text:style-name="T1"> button.</text:span></text:p>
        </text:list-item>
        <text:list-item>
          <text:p text:style-name="P19"><text:span text:style-name="T1">Select the preffered facebook account to use for sign up.</text:span></text:p>
        </text:list-item>
        <text:list-item>
          <text:p text:style-name="P19"><text:span text:style-name="T1">Enter the password the specified facebook account.</text:span></text:p>
        </text:list-item>
        <text:list-item>
          <text:p text:style-name="P19"><text:soft-page-break/><text:span text:style-name="T1">Click on finish button to sign up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iandra GD" svg:font-family="'Maiandra GD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fals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fals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</meta:editing-cycles>
    <meta:creation-date>2021-01-30T09:52:58.177751050</meta:creation-date>
    <dc:date>2021-01-30T10:32:55.625515270</dc:date>
    <dc:language>en-CA</dc:language>
    <meta:editing-duration>PT1M45S</meta:editing-duration>
    <meta:generator>LibreOffice/6.4.3.2$Linux_X86_64 LibreOffice_project/40$Build-2</meta:generator>
    <meta:document-statistic meta:table-count="0" meta:image-count="0" meta:object-count="0" meta:page-count="2" meta:paragraph-count="34" meta:word-count="303" meta:character-count="1639" meta:non-whitespace-character-count="13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E2E" xlink:href=""/>
  </office:meta>
</office:document-meta>
</file>